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Times New Roman" fo:font-style="normal" style:font-style-asian="normal" style:font-style-complex="normal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master-page-name="">
      <style:paragraph-properties fo:keep-with-next="always"/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 style:list-style-name="L1">
      <style:text-properties fo:font-style="normal" style:font-style-asian="normal" style:font-style-complex="normal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 style:master-page-name="">
      <style:paragraph-properties fo:keep-with-next="always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master-page-name="">
      <style:text-properties fo:font-style="normal" style:font-style-asian="normal" style:font-style-complex="normal"/>
    </style:style>
    <style:style style:name="P14" style:family="paragraph" style:parent-style-name="Standard" style:master-page-name="">
      <style:paragraph-properties fo:break-before="page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Times New Roman" fo:font-style="normal" style:font-style-asian="normal" style:font-style-complex="normal"/>
    </style:style>
    <style:style style:name="T8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Times New Roman" fo:font-style="italic" style:font-style-asian="italic" style:font-style-complex="italic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style:font-name="Times New Roman" fo:font-size="12pt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Times New Roman" fo:font-size="12pt" fo:font-weight="normal" style:font-weight-asian="normal" style:font-weight-complex="normal"/>
    </style:style>
    <style:style style:name="T13" style:family="text">
      <style:text-properties style:font-name="Times New Roman" fo:font-size="12pt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text-position="super 70%"/>
    </style:style>
    <style:style style:name="T15" style:family="text">
      <style:text-properties style:text-position="super 70%" fo:background-color="transparent"/>
    </style:style>
    <style:style style:name="T16" style:family="text">
      <style:text-properties style:text-position="super 70%" fo:font-style="normal" style:font-style-asian="normal" style:font-style-complex="normal"/>
    </style:style>
    <style:style style:name="T17" style:family="text">
      <style:text-properties style:text-position="super 70%" style:font-name="Times New Roman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text-position="super 70%" style:font-name="Times New Roman" fo:font-style="normal" fo:font-weight="normal" fo:background-color="transparent" style:font-style-asian="normal" style:font-weight-asian="normal" style:font-style-complex="normal" style:font-weight-complex="normal"/>
    </style:style>
    <style:style style:name="T19" style:family="text">
      <style:text-properties style:text-position="33% 80%" style:font-name="Times New Roman" fo:font-size="12pt"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anced Math: Notes on Lessons 13-16</text:p>
      <text:p text:style-name="P1">David A .Wheeler, 2007-09-18</text:p>
      <text:p text:style-name="P7"/>
      <text:p text:style-name="P2">Lesson 13: Circles with Secants / Intersecting Secants / etc.</text:p>
      <text:p text:style-name="P3">This is a hodgepodge of facts about combining circles and lines/segments. <text:s/>You need to <text:span text:style-name="T3">memorize these</text:span> so you can use them. <text:s/>They’re pretty straightforward, so I don’t plan to spend much class time on them. Circles and lines are both common in the real world, so combinations of them are common too.</text:p>
      <text:p text:style-name="P3"/>
      <text:p text:style-name="P3">For 13.A, “two secants intersect inside a circle”, it might be easier to remember that the sum of the two equivalent internal angles (x) equal the sum of the arcs’ angle measures. <text:s/>The “divide by 2” in the book is because the two internal angles are equal, i.e., (x+x)/2 = 2x/2 = x.</text:p>
      <text:p text:style-name="P3"/>
      <text:p text:style-name="P4">Lesson 14: Sine (Sin), Cosine (Cos), Tangent (Tan), Rectangular/Polar Coordinates</text:p>
      <text:p text:style-name="P3">This lesson discusses the sine, cosine, and tangent functions, and should be review. <text:s/>When written in an equation, mathematicians always use their (lower-case) abbreviations: sin, cos, and tan.</text:p>
      <text:p text:style-name="P3"/>
      <text:p text:style-name="P3"><text:span text:style-name="T1">These functions</text:span> (including their inverses) are <text:span text:style-name="T5">incredibly</text:span><text:span text:style-name="T1"> useful; they let you convert between angles and lengths. <text:s/>They’re so common that computing them is built into the Intel/AMD chips used in the majority of desktop/laptop computers.</text:span></text:p>
      <text:p text:style-name="P3"/>
      <text:p text:style-name="P3">I’m a believer in “Soh Cah Toa”, though as long as you remember these facts, use what works:</text:p>
      <text:p text:style-name="P3"><text:span text:style-name="T20">s</text:span>in a = <text:span text:style-name="T20">o</text:span>pposite/<text:span text:style-name="T20">h</text:span>ypotenuse</text:p>
      <text:p text:style-name="P3"><text:span text:style-name="T20">c</text:span>os a = <text:span text:style-name="T20">a</text:span>djacent/<text:span text:style-name="T20">h</text:span>ypotenuse</text:p>
      <text:p text:style-name="P3"><text:span text:style-name="T20">t</text:span>an a = <text:span text:style-name="T20">o</text:span>pposite/<text:span text:style-name="T20">a</text:span>djacent</text:p>
      <text:p text:style-name="P3"/>
      <text:p text:style-name="P3">(Walk through example 14.1)</text:p>
      <text:p text:style-name="P3"/>
      <text:p text:style-name="P3"><text:span text:style-name="T1">The book uses the inverse of these functions, but doesn’t clearly explain here that the inverse of these functions have names and “gotcha” issues. <text:s/>The inverse functions are named (respectively) arcsine, arccosine, and arctangent, abbreviated arcsin, arccos, and arctan (or asin, acos, atan). <text:s/>On many calculators, INV SIN computes the arcsine. <text:s/>With </text:span><text:span text:style-name="T5">lots</text:span><text:span text:style-name="T1"> of limitations, arcsin(sin(A)) = A. <text:s/>So if you have an equation of the form:</text:span></text:p>
      <text:p text:style-name="P3"><text:tab/>sin A = X</text:p>
      <text:p text:style-name="P3">you can solve for A by doing an “arcsine” on both sides, producing:</text:p>
      <text:p text:style-name="P3"><text:tab/>arcsin(sin A) = arcsin X</text:p>
      <text:p text:style-name="P3"><text:tab/>A = arcsin X</text:p>
      <text:p text:style-name="P3"><text:span text:style-name="T1">But the inverse trig functions have lots of limitations. <text:s/>First, angles outside the range 0..360</text:span><text:span text:style-name="T7">° can’t be distinguished from angles measuring 0..360° (try it!). <text:s/>Second, none of these functions can even distinguish between all of those values, e.g., sin 0° = 0, and sin 180° = 0 too... so what should arcsin(0) be? <text:s/>By convention these inverse functions return a </text:span><text:span text:style-name="T9">conventional principal angle</text:span><text:span text:style-name="T7"> value, which may not be exactly the same value you put in. <text:s/>They </text:span><text:span text:style-name="T9">are</text:span><text:span text:style-name="T7"> truly inverses if the original value was between 0° and 90° inclusive. <text:s/>Note: arctan has problems at 90° and 270° (division by 0). <text:s/>Lesson 32 will give more details.</text:span></text:p>
      <text:p text:style-name="P3"/>
      <text:p text:style-name="P3">(Walk through example 14.2.)</text:p>
      <text:p text:style-name="P3"/>
      <text:p text:style-name="P3">Beware! <text:s/>The functions sin, cos, and tan all take <text:span text:style-name="T5">angle</text:span><text:span text:style-name="T1"> measures, and their inverses </text:span><text:span text:style-name="T5">produce</text:span><text:span text:style-name="T1"> angle measures. <text:s/>Most handheld calculators normally measure angles in </text:span><text:span text:style-name="T5">degrees</text:span><text:span text:style-name="T1"> (0..360</text:span><text:span text:style-name="T7">°), but most programs on desktops/ laptops/ PDAs (including spreadsheet functions) measure angles in </text:span><text:span text:style-name="T9">radians</text:span><text:span text:style-name="T7"> (0..2π), and there are other ways to measure angles too (esp. gradians). <text:s/>Strictly speaking, these different angle measurement systems aren’t different “unit systems”, but practically speaking, treat them as unit systems and </text:span><text:span text:style-name="T9">mark</text:span><text:span text:style-name="T7"> them (e.g., mark degrees with °). <text:s/>(A common abbreviation for radians is “rad”; in math, if you don’t identify the angle measurement system, radians is usually assumed). <text:s/>Be sure you know how to get your calculator to compute these in </text:span><text:span text:style-name="T9">degrees</text:span><text:span text:style-name="T7">.</text:span></text:p>
      <text:p text:style-name="P6"/>
      <text:p text:style-name="P6">Angles are measured from the horizontal (towards the horizon), so angles going “up” are angles of elevation. <text:s/>An “angle of depression” measures the other way, going down (watch out for signs; an angle of depression of 30° is the same as an angle of elevation of -30°). <text:s/>The line of sight, aka slant range, aka range, is the length of the segment connecting directly to the object.</text:p>
      <text:p text:style-name="P6"/>
      <text:p text:style-name="P6">(Walk through) Example 14.4 solves the problem oddly. <text:s/>If it makes sense to you, great. <text:s/>But note that this setup forms a triangle with 26°, opposite length of 3000ft, and unknown hypotenuse, so this also works:</text:p>
      <text:p text:style-name="P6"><text:s text:c="2"/>sin 26° = opposite/hypotenuse</text:p>
      <text:p text:style-name="P6"><text:s text:c="2"/>sin 26° = 3000 ft./range</text:p>
      <text:p text:style-name="P6"><text:s text:c="2"/>0.438371147 = 3000 ft./range</text:p>
      <text:p text:style-name="P6"><text:s/>range = <text:s text:c="2"/>3000 ft / 0.438371147</text:p>
      <text:p text:style-name="P6"><text:s/>= 6843.52 ft</text:p>
      <text:p text:style-name="P6"/>
      <text:p text:style-name="P6">Rectangular coordinates are usually given as (x,y). <text:s/>Rectangular/polar coordinate conversion is used widely, including in many videogames. <text:s/>Often videogames will store locations internally as (x,y), because it’s easier to store information about a virtual world that way. <text:s/>But if you look in some direction (angle) from “your” specific position, the videogame will need to determine the angles of each other object and how far away they are – resulting in polar/rectangular conversions.</text:p>
      <text:p text:style-name="P5"/>
      <text:p text:style-name="P6"><text:span text:style-name="Strong_20_Emphasis"><text:span text:style-name="T12">Convert polar (r, θ) to rectangular (x,y): <text:s/></text:span></text:span><text:span text:style-name="Strong_20_Emphasis"><text:span text:style-name="T11">x = r cos θ, </text:span></text:span><text:span text:style-name="Strong_20_Emphasis"><text:span text:style-name="T12">y = r sin </text:span></text:span><text:span text:style-name="Strong_20_Emphasis"><text:span text:style-name="T11">θ. <text:s text:c="2"/>This always works!</text:span></text:span></text:p>
      <text:p text:style-name="P6"><text:span text:style-name="Strong_20_Emphasis"><text:span text:style-name="T11"/></text:span></text:p>
      <text:p text:style-name="P6"><text:span text:style-name="Strong_20_Emphasis"><text:span text:style-name="T11">Convert rectangular (x,y) to polar (r, θ): <text:s/>r</text:span></text:span><text:span text:style-name="Strong_20_Emphasis"><text:span text:style-name="T19">2</text:span></text:span><text:span text:style-name="Strong_20_Emphasis"><text:span text:style-name="T12"> = x</text:span></text:span><text:span text:style-name="Strong_20_Emphasis"><text:span text:style-name="T19">2</text:span></text:span><text:span text:style-name="Strong_20_Emphasis"><text:span text:style-name="T12"> + y</text:span></text:span><text:span text:style-name="Strong_20_Emphasis"><text:span text:style-name="T19">2</text:span></text:span><text:span text:style-name="Strong_20_Emphasis"><text:span text:style-name="T12">, and tan </text:span></text:span><text:span text:style-name="Strong_20_Emphasis"><text:span text:style-name="T11">θ</text:span></text:span><text:span text:style-name="Strong_20_Emphasis"><text:span text:style-name="T12"> = y/x</text:span></text:span></text:p>
      <text:p text:style-name="P6"><text:span text:style-name="Strong_20_Emphasis"><text:span text:style-name="T12">But converting this direction is trouble. <text:s/>Besides the division by 0 if</text:span></text:span><text:span text:style-name="Strong_20_Emphasis"><text:span text:style-name="T11"> x=0, arctan only gives you a </text:span></text:span><text:span text:style-name="Strong_20_Emphasis"><text:span text:style-name="T13">principal</text:span></text:span><text:span text:style-name="Strong_20_Emphasis"><text:span text:style-name="T11"> value </text:span></text:span><text:span text:style-name="Strong_20_Emphasis"><text:span text:style-name="T11"><text:s/>(typically -90° to 90°)</text:span></text:span><text:span text:style-name="Strong_20_Emphasis"><text:span text:style-name="T11">, not necessarily what you need. <text:s/>The problem is the individual signs of x and y matter: e.g., (-x, -y) is not the same as (x, y), but -x/-y = x/y. <text:s/>Similarly, (-x, y) is different from (x, -y), but -x/y = x/-y. <text:s/>One way to deal with this problem, as shown in the book, is to set up the problem so that the angle is between 0 and </text:span></text:span><text:span text:style-name="Strong_20_Emphasis"><text:span text:style-name="T11">90° (inclusive), then add the “rest of the angle” after you’re done so that you get the conventional angle measure. <text:s/>(In the real world you’d take the arctan, and add 180° as needed to get the correct quadrant with conventional angle measure; most computer systems have an “atan2” function that does this.)</text:span></text:span></text:p>
      <text:p text:style-name="P6"><text:span text:style-name="Strong_20_Emphasis"><text:span text:style-name="T11"/></text:span></text:p>
      <text:p text:style-name="P6"><text:span text:style-name="Strong_20_Emphasis"><text:span text:style-name="T11">You need to know how to form the 4 variations of a polar coordinate (using negative magnitude, negative angle, or both); see example 14.5. <text:s/>Remember: You can always add or subtract 360° to an angle to get the same angle; adding or subtracting 180° will cause the angle to “reverse direction”.</text:span></text:span></text:p>
      <text:p text:style-name="P6"/>
      <text:p text:style-name="P4">Lesson 15: Assumptions/Proofs</text:p>
      <text:p text:style-name="P3">For class, from now on, geometric proofs will be in the 2-column format (statement + reason). <text:s/>Even in non-geometric proofs, it’s best to think this way: For every step, know <text:span text:style-name="T5">why</text:span><text:span text:style-name="T1"> you can make that step.</text:span></text:p>
      <text:p text:style-name="P3"/>
      <text:p text:style-name="P8">Lesson 16: Complex fractions / abstract equations / division of polynomials</text:p>
      <text:p text:style-name="P3">This lesson should be much easier than lesson 14, and will hopefully counterbalance the time for this week. <text:s/>16A and 16B discuss tricks to simplify complicated fractions quickly, and should be fairly clear.</text:p>
      <text:p text:style-name="P3"/>
      <text:p text:style-name="P3">Lesson 16C shows how to check polynomial division. <text:s/>It appears more complicated than it is, and I have a trick to make it faster/easier. <text:s/>Remember that dividend/divisor=quotient, and obviously, if you compute 633/3, you should produce 211. <text:s/>How can you check if 211 is right?</text:p>
      <text:list text:style-name="L1">
        <text:list-item>
          <text:p text:style-name="P9">Well, if you multiply 211 by 3/3, you should produce 633/3. <text:s/>This is the general approach the book suggests; the book suggests taking the quotient, and multiplying it by “divisor/divisor”; you should produce “dividend/divisor”. <text:s/>This is quite correct, but a little slow as a check; the problem is that you have to keep copying the “/A” part as you do the work(/3 here).</text:p>
        </text:list-item>
        <text:list-item>
          <text:p text:style-name="P9">A variant of this checking procedure is to multiply 211 by 3, and show that it’s 633. <text:s/>More generally, multiply quotient by divisor, and show that it’s the dividend. <text:s/>Then you don’t have to keep writing the /A part.</text:p>
        </text:list-item>
      </text:list>
      <text:p text:style-name="P3"><text:span text:style-name="T1">Either way works as a check, and are mathematically the same approach. <text:s/>This lesson is about doing the same thing with polynomials; the main issue is that </text:span>you have to be careful to not “drop” anything.</text:p>
      <text:p text:style-name="P3"/>
      <text:p text:style-name="P3">Also, when multiplying polynomials, if you do it “long hand” with the entire (non-remainder quotient) + (remainder / divisor) it’s a <text:span text:style-name="T5">lot</text:span> of work. <text:s/>Instead, do the two parts separately (non-remainder and remainder), and then add them. <text:s/>E.G., if you need to calculate and check:</text:p>
      <text:p text:style-name="P3">(x<text:span text:style-name="T15">3</text:span> + 2x + 4) / (x-1)</text:p>
      <text:p text:style-name="P3"/>
      <text:p text:style-name="P3">(Walk through) You should through long division determine that this is:</text:p>
      <text:p text:style-name="P3">= (x<text:span text:style-name="T15">3</text:span> + 0x<text:span text:style-name="T14">2</text:span> + 2x + 4) / (x-1) = <text:span text:style-name="T1">x</text:span><text:span text:style-name="T16">2</text:span><text:span text:style-name="T1"> + x + 3 + 7/(x-1)</text:span></text:p>
      <text:p text:style-name="P3"><text:span text:style-name="T1">Note that the quotient has two parts: a non-remainder quotient, x</text:span><text:span text:style-name="T16">2</text:span><text:span text:style-name="T1"> + x + 3, and the remainder / divisor.</text:span></text:p>
      <text:p text:style-name="P5"/>
      <text:p text:style-name="P5">How to check this? <text:s/>Well, multiply the whole thing by the divisor, and you should get the quotient. <text:s/>But if you just naively multiply the entire quotient by the divisor, you can get yourself into extra work:</text:p>
      <text:p text:style-name="P3"><text:span text:style-name="T8">x</text:span><text:span text:style-name="T17">2</text:span><text:span text:style-name="T8"> + x + 3 + 7/(x-1)</text:span></text:p>
      <text:p text:style-name="P5"><text:s text:c="14"/>* <text:s text:c="6"/>x - 1</text:p>
      <text:p text:style-name="P12">So instead, since a*(b+c) = a*b + a*c, multiply the divisor by the non-remainder quotient, and separately multiply the divisor by the remainder/divisor (=remainder). <text:s/>Then add them up. <text:s/>This is much simpler, esp. if the divisor is complicated:</text:p>
      <text:p text:style-name="P13"><text:span text:style-name="T8">(x-1)(x</text:span><text:span text:style-name="T17">2</text:span><text:span text:style-name="T8"> + x + 3)</text:span><text:span text:style-name="T10"> + (x-1)</text:span><text:span text:style-name="T8">(7/(x-1))</text:span></text:p>
      <text:p text:style-name="P3"><text:span text:style-name="T8">= (x</text:span><text:span text:style-name="T18">3</text:span><text:span text:style-name="T8"> + 0x</text:span><text:span text:style-name="T17">2</text:span><text:span text:style-name="T8"> + 2x – 3) + 7</text:span></text:p>
      <text:p text:style-name="P3"><text:span text:style-name="T8">= (x</text:span><text:span text:style-name="T18">3</text:span><text:span text:style-name="T8"> + 2x + 4) <text:s text:c="5"/>HOORAY! It’s correct !</text:span></text:p>
      <text:p text:style-name="P5"/>
      <text:p text:style-name="P5"/>
      <text:p text:style-name="P14">THIS WEEK:</text:p>
      <text:p text:style-name="P5">Work through lessons 13-16 this week (“Monday – Thursday”).</text:p>
      <text:p text:style-name="P5"/>
      <text:p text:style-name="P6"><text:span text:style-name="T3">Do home study test #3 this week</text:span><text:span text:style-name="T4"> (covers lessons 9-12), presumably on Friday. <text:s/>This will be our first real, graded test. <text:s/>Please review your notes before taking it, and memorize what you need first. <text:s/>Although it primarily covers lessons 9-12, as with all Saxon tests, it’ll cover previous material (lessons 1-8) too. <text:s/></text:span><text:span text:style-name="T6">Show your work</text:span><text:span text:style-name="T2">; I can’t give partial credit without that!</text:span></text:p>
      <text:p text:style-name="P5"/>
      <text:p text:style-name="P5">Have a parent grade it initially (to identify which ones are right or wrong), and bring it in to the next class. <text:s/>I intend to do the final grading, so that I can give partial credit (or full credit if it’s just an equivalent expression).</text:p>
      <text:p text:style-name="P5"/>
      <text:p text:style-name="P5">The test should only take about an hour, but you can take up to 3 hours if you need it. <text:s/>This is a closed book test. <text:s/>You can use a calculator as long as it's an “ordinary” calculator that only does numerical calculations (no fancy symbolic calculators please). <text:s/>A calculator won't help much on this test; I did the entire test #3 without one. <text:s/>Do questions 19 and 20, but you can simply draw them by hand to show that you understand the definitions of the key terms. <text:s/>Questions 19 and 20 ask you to construct something, but I am not interested in constructions—I just want to see if you understand the definitions of the key terms.</text:p>
      <text:p text:style-name="P5"/>
      <text:p text:style-name="P5"><text:span text:style-name="T3">Note: </text:span>next home study test (#4), which we’ll do <text:span text:style-name="T5">next</text:span> week,<text:span text:style-name="T5"> </text:span>will use trig functions. <text:s/>So for next week’s test you <text:span text:style-name="T5">will</text:span><text:span text:style-name="T1"> need a calculator that has buttons for sin, cos, and tan on it. <text:s/>Any scientific calculator (even the $10 kind) will have these functions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Footer"><text:tab/><text:page-number text:select-page="current">4</text:page-number> of <text:page-count>4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David A. Wheeler</meta:initial-creator>
    <meta:creation-date>2007-09-03T22:43:21</meta:creation-date>
    <dc:creator>David A. Wheeler</dc:creator>
    <dc:date>2007-09-18T13:02:06</dc:date>
    <meta:printed-by>David A. Wheeler</meta:printed-by>
    <meta:print-date>2007-09-17T17:32:47</meta:print-date>
    <dc:language>en-US</dc:language>
    <meta:editing-cycles>143</meta:editing-cycles>
    <meta:editing-duration>PT9H23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60" meta:word-count="1748" meta:character-count="10088"/>
  </office:meta>
</office:document-meta>
</file>